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F9AFBA4254C5F2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6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7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F9AFBA4254C5F230.png" xlink:type="simple" xlink:show="embed" xlink:actuate="onLoad">
            <text:p/>
          </draw:image>
        </draw:frame>
        <draw:frame draw:style-name="gr2" draw:text-style-name="P7" draw:layer="layout" svg:width="24.171cm" svg:height="11.225cm" svg:x="1.915cm" svg:y="3.525cm">
          <draw:text-box>
            <text:p text:style-name="P2"><text:span text:style-name="T1">Jezus stijgt naar de hemel</text:span><text:span text:style-name="T2"> </text:span></text:p>
            <text:p text:style-name="P2"><text:span text:style-name="T3">(</text:span><text:span text:style-name="T4">Handelingen</text:span><text:span text:style-name="T3"> 1:4-11)</text:span></text:p>
            <text:p text:style-name="P3"><text:span text:style-name="T5">_________________</text:span></text:p>
            <text:p text:style-name="P4"><text:span text:style-name="T6">%language%</text:span></text:p>
            <text:p text:style-name="P5"><text:span text:style-name="T7">[%lang-code%]</text:span></text:p>
            <text:p text:style-name="P6"><text:span text:style-name="T6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1:14.590000000</dc:date>
    <meta:editing-duration>PT58M55S</meta:editing-duration>
    <meta:editing-cycles>31</meta:editing-cycles>
    <meta:generator>LibreOffice/5.4.7.2$Windows_X86_64 LibreOffice_project/c838ef25c16710f8838b1faec480ebba495259d0</meta:generator>
    <meta:document-statistic meta:object-count="2"/>
  </office:meta>
</office:document-meta>
</file>